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48pt" fo:font-weight="bold" officeooo:rsid="0014bf0b" officeooo:paragraph-rsid="0002213e" style:font-size-asian="48pt" style:font-weight-asian="bold" style:font-size-complex="48pt" style:font-weight-complex="bold"/>
    </style:style>
    <style:style style:name="P2" style:family="paragraph" style:parent-style-name="Standard">
      <style:text-properties officeooo:paragraph-rsid="0002213e"/>
    </style:style>
    <style:style style:name="P3" style:family="paragraph" style:parent-style-name="Text_20_body">
      <style:paragraph-properties fo:text-align="end" style:justify-single-word="false"/>
      <style:text-properties fo:font-variant="normal" fo:text-transform="none" fo:color="#000000" style:font-name="Noto Sans" fo:font-size="16pt" fo:letter-spacing="normal" fo:font-style="normal" fo:font-weight="bold" officeooo:rsid="0014bf0b" officeooo:paragraph-rsid="0002213e" style:font-size-asian="14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style:font-name="Noto Sans" fo:font-size="36pt" fo:letter-spacing="normal" fo:font-style="normal" fo:font-weight="bold" officeooo:rsid="0014bf0b" officeooo:paragraph-rsid="0002213e" style:font-size-asian="36pt" style:font-weight-asian="bold" style:font-size-complex="36pt" style:font-weight-complex="bold"/>
    </style:style>
    <style:style style:name="P5" style:family="paragraph" style:parent-style-name="Text_20_body">
      <style:paragraph-properties fo:text-align="end" style:justify-single-word="false"/>
      <style:text-properties fo:font-variant="normal" fo:text-transform="none" fo:color="#000000" style:font-name="Noto Sans" fo:font-size="16pt" fo:letter-spacing="normal" fo:font-style="normal" fo:font-weight="bold" officeooo:rsid="0014bf0b" officeooo:paragraph-rsid="0002213e" style:font-size-asian="14pt" style:font-weight-asian="bold" style:font-size-complex="16pt" style:font-weight-complex="bold"/>
    </style:style>
    <style:style style:name="P6" style:family="paragraph" style:parent-style-name="Text_20_body">
      <style:text-properties style:font-name="Noto Sans" officeooo:paragraph-rsid="000244df"/>
    </style:style>
    <style:style style:name="P7" style:family="paragraph" style:parent-style-name="Text_20_body">
      <style:text-properties style:font-name="Noto Sans" officeooo:rsid="000244df" officeooo:paragraph-rsid="00080141"/>
    </style:style>
    <style:style style:name="P8" style:family="paragraph" style:parent-style-name="Text_20_body">
      <style:text-properties style:font-name="Noto Sans" officeooo:rsid="00066d2f" officeooo:paragraph-rsid="00066d2f"/>
    </style:style>
    <style:style style:name="P9" style:family="paragraph" style:parent-style-name="Text_20_body">
      <style:text-properties style:font-name="Noto Sans" officeooo:rsid="00080141" officeooo:paragraph-rsid="00080141"/>
    </style:style>
    <style:style style:name="P10" style:family="paragraph" style:parent-style-name="Heading_20_1">
      <style:text-properties style:font-name="Noto Sans" officeooo:rsid="000244df" officeooo:paragraph-rsid="000244df"/>
    </style:style>
    <style:style style:name="T1" style:family="text">
      <style:text-properties officeooo:rsid="001a196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a196f"/>
    </style:style>
    <style:style style:name="T5" style:family="text">
      <style:text-properties officeooo:rsid="0004bb3a"/>
    </style:style>
    <style:style style:name="T6" style:family="text">
      <style:text-properties fo:color="#690707"/>
    </style:style>
    <style:style style:name="T7" style:family="text">
      <style:text-properties officeooo:rsid="0008ed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<text:span text:style-name="T1">jercicios de </text:span><text:span text:style-name="T4">refactoring</text:span></text:p>
      <text:p text:style-name="P4"/>
      <text:p text:style-name="P4"/>
      <text:p text:style-name="P3">Alexander Vargas Pierola</text:p>
      <text:p text:style-name="P3">DAW 2</text:p>
      <text:p text:style-name="P3"/>
      <text:p text:style-name="P3"/>
      <text:p text:style-name="P3"/>
      <text:p text:style-name="P3"/>
      <text:p text:style-name="P3"/>
      <text:p text:style-name="P3"/>
      <text:h text:style-name="P10" text:outline-level="1"><text:soft-page-break/>Ejercicio 1</text:h>
      <text:p text:style-name="P6"/>
      <text:p text:style-name="P8">El código proviene de un ejercicio de M3</text:p>
      <text:p text:style-name="P7">Tiene 2 commits.</text:p>
      <text:p text:style-name="P7"><text:span text:style-name="T5">E</text:span>l primero “Ejercicio 1 init” <text:span text:style-name="T5">es el código sin refactorizar ni aplicar ninguna regla de re usabilidad.</text:span></text:p>
      <text:p text:style-name="P9">El segundo “Ejercicio 1 refactorizar” es el código una vez <text:span text:style-name="T7">aplicada la refactorización y haber dejado la funcionalidad principal en una función, de forma que se pueda llamar varas ve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9:19:04.541148110</meta:creation-date>
    <dc:date>2019-05-26T18:16:25.992474288</dc:date>
    <meta:editing-duration>PT8M4S</meta:editing-duration>
    <meta:editing-cycles>3</meta:editing-cycles>
    <meta:generator>LibreOffice/6.0.5.2$Linux_X86_64 LibreOffice_project/54c8cbb85f300ac59db32fe8a675ff7683cd5a16</meta:generator>
    <meta:document-statistic meta:table-count="0" meta:image-count="0" meta:object-count="0" meta:page-count="2" meta:paragraph-count="8" meta:word-count="68" meta:character-count="409" meta:non-whitespace-character-count="349"/>
  </office:meta>
</office:document-meta>
</file>